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0000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8000"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ff0000" style:text-line-through-style="solid" fo:font-size="10pt" fo:font-weight="normal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8000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Instructions d'utilisation de l'application</text:p>
      <text:p text:style-name="P2"/>
      <text:p text:style-name="P3">NOAAcompare</text:p>
      <text:p text:style-name="Standard"/>
      <text:p text:style-name="Standard"/>
      <text:p text:style-name="Standard"/>
      <text:p text:style-name="Standard">Le package NOAA_higcharts est destiné à remplacer celui créé par Pidou.</text:p>
      <text:p text:style-name="Standard">Il s'en est largement inspiré, et d'ailleurs, une partie du décodage des fichiers NOAA est du copier-coller.</text:p>
      <text:p text:style-name="Standard">La principale amélioration est l'utilisation de la librairie <text:span text:style-name="T1">Highcharts</text:span> en remplacement de <text:span text:style-name="T1">jpgraph</text:span>. </text:p>
      <text:p text:style-name="Standard">Le décodage des fichiers XML de GraphWeather a été revu en ce qui concerne les différences entre la version 2 et la version 3.</text:p>
      <text:p text:style-name="Standard"/>
      <text:p text:style-name="Standard">Le fichier zip : http://meteozoir.homeip.net/NOAAgroup.zip est à télécharger, puis à décompresser dans la racine de votre site.</text:p>
      <text:p text:style-name="Standard"/>
      <text:p text:style-name="Standard">Le Zip crée 1 répertoires : le répertoire NOAAcompare qui contient tous les scripts, la librairie highcharts et le fichier constantes.inc.php.</text:p>
      <text:p text:style-name="Standard">Il est impératif de paramétrer ce fichier constantes.inc.php avant la première utilisation.</text:p>
      <text:p text:style-name="Standard"/>
      <text:p text:style-name="Standard">Pour le lancer l'application : <text:span text:style-name="T1">NOAAcompare/NOAA.php</text:span></text:p>
      <text:p text:style-name="P8"/>
      <text:p text:style-name="Standard"><text:span text:style-name="T2">Les scripts que j'ai créés peuvent être copiés, modifiés à volonté. Ceux de la librairie highcharts restent la propriété de leur éditeur et sont soumis à la licence </text:span><text:a xlink:type="simple" xlink:href="http://creativecommons.org/licenses/by-nc/3.0/">Creative Commons Attribution-NonCommercial 3.0 License</text:a>. <text:s/>( Utilisation non-commerciale libre )</text:p>
      <text:p text:style-name="Standard"/>
      <text:p text:style-name="Standard">Une traduction a été exécutée par Luigi (Gigi 600 de Sacilemeteo)</text:p>
      <text:p text:style-name="Standard">Il est possible d'utiliser n'importe quelle langue à partir du moment où vous en faites la traduction.</text:p>
      <text:p text:style-name="Standard">Le seul impératif est d'utiliser la même structure pour le nom du fichier translate.inc.php (ex : <text:s/>translate.IT.php )</text:p>
      <text:p text:style-name="Standard"/>
      <text:p text:style-name="Standard">Bonnes comparaisons de vos NOAA</text:p>
      <text:p text:style-name="Standard"/>
      <text:p text:style-name="Standard"/>
      <text:p text:style-name="P1">Jean</text:p>
      <text:p text:style-name="P9">Annexe :</text:p>
      <text:p text:style-name="P1"/>
      <text:p text:style-name="P5">Fichier constantes.inc.php</text:p>
      <text:p text:style-name="P5"/>
      <text:p text:style-name="P7"># Fichier de configuration</text:p>
      <text:p text:style-name="P7"># OBLIGATOIRE Entrez ici le nom de votre site</text:p>
      <text:p text:style-name="P4">define ("NOM_SITE","<text:span text:style-name="T3">MétéOzoir</text:span>");</text:p>
      <text:p text:style-name="P7"># choisissez la langage que vous souhatez utiliser par ex :</text:p>
      <text:p text:style-name="P4">define ("LANGUE","<text:span text:style-name="T1">IT</text:span>");</text:p>
      <text:p text:style-name="P7"># define ("LANGUE","FR");</text:p>
      <text:p text:style-name="P7"/>
      <text:p text:style-name="P7"># un certain nombre de rendus des couleurs est disponible. <text:s/>Décommentez celui que vous souhaitez appliquer et commentez (#) les autres.</text:p>
      <text:p text:style-name="P7">#define ('THEME','&lt;script type="text/javascript" src="highchartsNOAA/themes/dark-blue.js"&gt;&lt;/script&gt;');</text:p>
      <text:p text:style-name="P7">#define ('THEME','&lt;script type="text/javascript" src="highchartsNOAA/themes/dark-green.js"&gt;&lt;/script&gt;');</text:p>
      <text:p text:style-name="P7">#define ('THEME','&lt;script type="text/javascript" src="highchartsNOAA/themes/gray.js"&gt;&lt;/script&gt;');</text:p>
      <text:p text:style-name="P7">#define ('THEME','&lt;script type="text/javascript" src="highchartsNOAA/themes/grid.js"&gt;&lt;/script&gt;');</text:p>
      <text:p text:style-name="P4">define ('THEME','&lt;script type="text/javascript" src="highchartsNOAA/themes/skies.js"&gt;&lt;/script&gt;');</text:p>
      <text:p text:style-name="P7"># le thème <text:span text:style-name="T1">skies </text:span>supporte une image de fond que vous pouvez modifier dans le répertoire highcharts en la renommant aurore_b.jpg.</text:p>
      <text:p text:style-name="P7"/>
      <text:p text:style-name="P7"># OBLIGATOIRE Entrez ici le premier jour des enregistrements de votre station Météo.</text:p>
      <text:p text:style-name="P4">define ("PREMIER_JOUR", "<text:span text:style-name="T3">1</text:span>");</text:p>
      <text:p text:style-name="P4">define ("PREMIER_MOIS", "<text:span text:style-name="T3">1</text:span>");</text:p>
      <text:p text:style-name="P4">define ("PREMIERE_ANNEE", "<text:span text:style-name="T3">2005</text:span>");</text:p>
      <text:p text:style-name="P7"/>
      <text:p text:style-name="P7"/>
      <text:p text:style-name="P7"># OBLIGATOIRE Entrez ici la version de GW que vous utilisez ( <text:span text:style-name="T1">V2 </text:span>ou <text:span text:style-name="T1">V3 </text:span>) respectez la casse des caractères.</text:p>
      <text:p text:style-name="P10">define ('VER','<text:span text:style-name="T3">V2</text:span>');</text:p>
      <text:p text:style-name="P7">N'est plus d'actualité : la détermination de la version est faite par le programme </text:p>
      <text:p text:style-name="P7"/>
      <text:p text:style-name="P7"/>
      <text:p text:style-name="P7"># OBLIGATOIRE Entrez ici le type de fichiers NOAA utilisés</text:p>
      <text:p text:style-name="P7"># <text:s text:c="2"/>GW pour GraphWeather</text:p>
      <text:p text:style-name="P7"># <text:s text:c="2"/>WL pour WeatherLink</text:p>
      <text:p text:style-name="P7"># <text:s text:c="2"/>AUTRE pour un autre logiciel source</text:p>
      <text:p text:style-name="P7"># <text:s text:c="2"/>Si la source n'est pas GW, vous devez nommer vos fichiers NOAA mois-AAAA.TXT et AAAA.TXT</text:p>
      <text:p text:style-name="P7"># <text:s text:c="4"/>où mois est le nom du mois en clair (Janvier, Février, Mars, etc) avec majuscule et accent</text:p>
      <text:p text:style-name="P7"># <text:s text:c="4"/>où AAAA est l'année en clair (2008, 2009, etc)</text:p>
      <text:p text:style-name="P7"># <text:s text:c="4"/>TXT doit être en majuscule</text:p>
      <text:p text:style-name="P4">define ("TYPE_NOAA", "<text:span text:style-name="T1">GW</text:span>");</text:p>
      <text:p text:style-name="P7"/>
      <text:p text:style-name="P7"># OBLIGATOIRE Entrez ici si vous possédez une sonde solaire (<text:span text:style-name="T1">TRUE ou FALSE</text:span>), respecter la casse des caractères pour « TRUE »</text:p>
      <text:p text:style-name="P4">define ("SONDE_SOL", "<text:span text:style-name="T3">False</text:span>");</text:p>
      <text:p text:style-name="P7"/>
      <text:p text:style-name="P7"># OBLIGATOIRE Entrez ici le chemin du répertoire contenant les statistiques GW par rapport à la racine de votre site.</text:p>
      <text:p text:style-name="P7"># define ("REP_GW", "../PAA/");</text:p>
      <text:p text:style-name="P4">define ("REP_GW", "<text:span text:style-name="T1">.../Statistics/</text:span>");</text:p>
      <text:p text:style-name="P7"/>
      <text:p text:style-name="P7"># OBLIGATOIRE <text:s/>si la source n'est pas GW Entrez ici le chemin du répertoire contenant les fichiers NOA par rapport à la racine de votre site.</text:p>
      <text:p text:style-name="P4">define ("REP_NOAA", "<text:span text:style-name="T3">../NOAA/</text:span>");</text:p>
      <text:p text:style-name="P6"/>
      <text:p text:style-name="P7"># OBLIGATOIRE Si vous possédez un fichier contenant les Normales entrez ici <text:span text:style-name="T1">TRUE </text:span>sinon<text:span text:style-name="T1"> FALSE.</text:span></text:p>
      <text:p text:style-name="P7"># <text:s text:c="2"/>Ce fichier doit s’appeler<text:span text:style-name="T1"> Normales.TXT </text:span>et contenir les valeurs sous forme NOAA</text:p>
      <text:p text:style-name="P7"># <text:s text:c="2"/>Ces valeurs Normales et records sont disponibles sur le site de METEO FRANCE</text:p>
      <text:p text:style-name="P7"># <text:s/>Respectez la casse des caractères pour « TRUE »</text:p>
      <text:p text:style-name="P4">define ("FICHE_NORMALES", "<text:span text:style-name="T3">TRUE</text:span>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3T08:52:11.83</meta:creation-date>
    <dc:date>2013-01-27T21:46:05.67</dc:date>
    <meta:editing-duration>PT3H33M7S</meta:editing-duration>
    <meta:editing-cycles>4</meta:editing-cycles>
    <meta:generator>LibreOffice/3.5$Windows_x86 LibreOffice_project/3215f89-f603614-ab984f2-7348103-1225a5b</meta:generator>
    <meta:document-statistic meta:table-count="0" meta:image-count="0" meta:object-count="0" meta:page-count="2" meta:paragraph-count="59" meta:word-count="586" meta:character-count="4131" meta:non-whitespace-character-count="3573"/>
  </office:meta>
</office:document-meta>
</file>